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1" svg:font-family="'Times New Roman', 'Times New Roman'" style:font-family-generic="roman"/>
    <style:font-face style:name="Calibri1" svg:font-family="Calibri, Calibri" style:font-family-generic="swiss"/>
    <style:font-face style:name="Courier New" svg:font-family="'Courier New', 'Courier New'" style:font-family-generic="swiss"/>
    <style:font-face style:name="Trebuchet MS" svg:font-family="'Trebuchet MS', 'Trebuchet MS'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Verdana" fo:font-size="10pt"/>
    </style:style>
    <style:style style:name="P3" style:family="paragraph" style:parent-style-name="Standard">
      <style:paragraph-properties style:text-autospace="none"/>
      <style:text-properties style:font-name="Verdana" fo:font-size="10pt"/>
    </style:style>
    <style:style style:name="P4" style:family="paragraph" style:parent-style-name="Standard">
      <style:paragraph-properties fo:margin-left="0cm" fo:margin-right="0cm" fo:margin-top="0cm" fo:margin-bottom="0.275cm" fo:text-indent="0cm" style:auto-text-indent="false" style:text-autospace="none"/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P6" style:family="paragraph" style:parent-style-name="Standard" style:list-style-name="L2"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P7" style:family="paragraph" style:parent-style-name="Standard">
      <style:paragraph-properties style:text-autospace="none"/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P8" style:family="paragraph" style:parent-style-name="Standard" style:list-style-name="L3"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P9" style:family="paragraph" style:parent-style-name="Standard"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P10" style:family="paragraph" style:parent-style-name="Standard">
      <style:paragraph-properties style:text-autospace="none"/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P11" style:family="paragraph" style:parent-style-name="Standard">
      <style:text-properties fo:color="#000000" style:font-name="Calibri1" fo:font-size="11.5pt" style:font-name-asian="Calibri1" style:font-size-asian="11.5pt" style:font-name-complex="Calibri1" style:font-size-complex="11.5pt"/>
    </style:style>
    <style:style style:name="P12" style:family="paragraph" style:parent-style-name="Standard" style:list-style-name="L2">
      <style:paragraph-properties style:text-autospace="none"/>
      <style:text-properties fo:color="#000000" style:font-name="Calibri1" fo:font-size="11.5pt" style:font-name-asian="Calibri1" style:font-size-asian="11.5pt" style:font-name-complex="Calibri1" style:font-size-complex="11.5pt"/>
    </style:style>
    <style:style style:name="P13" style:family="paragraph" style:parent-style-name="Standard">
      <style:paragraph-properties style:text-autospace="none"/>
      <style:text-properties fo:color="#000000" style:font-name="Calibri1" fo:font-size="11.5pt" style:font-name-asian="Calibri1" style:font-size-asian="11.5pt" style:font-name-complex="Calibri1" style:font-size-complex="11.5pt"/>
    </style:style>
    <style:style style:name="P14" style:family="paragraph" style:parent-style-name="Standard">
      <style:text-properties fo:color="#000000" style:font-name="Times New Roman1" fo:font-size="11.5pt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15" style:family="paragraph" style:parent-style-name="Standard" style:list-style-name="L1">
      <style:paragraph-properties fo:margin-top="0cm" fo:margin-bottom="0.275cm" style:text-autospace="none"/>
      <style:text-properties fo:color="#000000" style:font-name="Calibri" fo:font-size="10pt" style:font-name-asian="Trebuchet MS" style:font-size-asian="10pt" style:font-name-complex="Trebuchet MS" style:font-size-complex="10pt"/>
    </style:style>
    <style:style style:name="P16" style:family="paragraph" style:parent-style-name="Standard" style:list-style-name="L1">
      <style:paragraph-properties fo:margin-top="0cm" fo:margin-bottom="0cm" style:text-autospace="none"/>
      <style:text-properties fo:color="#000000" style:font-name="Calibri" fo:font-size="10pt" style:font-name-asian="Trebuchet MS" style:font-size-asian="10pt" style:font-name-complex="Trebuchet MS" style:font-size-complex="10pt"/>
    </style:style>
    <style:style style:name="T1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2" style:family="text">
      <style:text-properties fo:color="#000000" style:font-name="Times New Roman1" fo:font-size="11.5pt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3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4" style:family="text"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T5" style:family="text"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T6" style:family="text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(a) </text:span><text:span text:style-name="T2">Operating systems can be categorised by the number of users who can use a system at the same time and the number of processes that an operating system can run simultaneously. These criteria have led to three types of operating systems - list them, giving examples, and noting which type(s) the Linux and Unix OSs belong to. </text:span></text:p>
      <text:list xml:id="list37500325" text:style-name="L1">
        <text:list-item>
          <text:p text:style-name="P15">Single-user, single-process (MacOs, DOS) </text:p>
        </text:list-item>
        <text:list-item>
          <text:p text:style-name="P15">Single-user, multi-process (OS/2, Windows NT) </text:p>
        </text:list-item>
        <text:list-item>
          <text:p text:style-name="P16">Multi-user, multi-process (LINUX, UNIX, Windows NT server) </text:p>
        </text:list-item>
      </text:list>
      <text:p text:style-name="P1"/>
      <text:p text:style-name="P1"/>
      <text:p text:style-name="P1"><text:span text:style-name="T1">1(b) </text:span><text:span text:style-name="T3">Several meta-characters in Linux have special meaning. Explain the meaning of the following meta-characters, giving examples of their usage: </text:span><text:span text:style-name="T4"># $ &amp; * | ~ </text:span></text:p>
      <text:p text:style-name="P5"/>
      <text:p text:style-name="P5"/>
      <text:list xml:id="list37516351" text:style-name="L2">
        <text:list-item>
          <text:p text:style-name="P6">when filename is expected – matches any filename with a dot at the end.</text:p>
        </text:list-item>
        <text:list-item>
          <text:p text:style-name="P6">&amp; preceding command to execute in the background </text:p>
        </text:list-item>
        <text:list-item>
          <text:p text:style-name="P6">| pipes the output of the command to the left of the pipe symbol </text:p>
        </text:list-item>
        <text:list-item>
          <text:p text:style-name="P6">~ root </text:p>
        </text:list-item>
        <text:list-item>
          <text:p text:style-name="P6">$ variable</text:p>
        </text:list-item>
        <text:list-item>
          <text:p text:style-name="P6"># include</text:p>
        </text:list-item>
      </text:list>
      <text:p text:style-name="P5"/>
      <text:p text:style-name="P2"><text:span text:style-name="T1">1(c) </text:span><text:span text:style-name="T2">Linux supports five types of files. What are they, and what kind of notation does Linux use to mark the five types? Using a shell, how can you determine which types your files are? </text:span></text:p>
      <text:p text:style-name="P11"/>
      <text:list xml:id="list40408178" text:continue-numbering="true" text:style-name="L2">
        <text:list-item>
          <text:p text:style-name="P12"><text:s/>“-” indicates an ordinary file. </text:p>
        </text:list-item>
        <text:list-item>
          <text:p text:style-name="P12">“b” indicates a block file, </text:p>
        </text:list-item>
        <text:list-item>
          <text:p text:style-name="P12">“c” a character file, </text:p>
        </text:list-item>
        <text:list-item>
          <text:p text:style-name="P12">“l” a link file</text:p>
        </text:list-item>
        <text:list-item>
          <text:p text:style-name="P12"><text:s/>“p” a FIFO file </text:p>
        </text:list-item>
      </text:list>
      <text:p text:style-name="P13"/>
      <text:p text:style-name="P7">ls-l to view file type – first column</text:p>
      <text:p text:style-name="P7"/>
      <text:p text:style-name="P3"><text:span text:style-name="T1">1(d) </text:span><text:span text:style-name="T2">Which Linux commands would you use to do the following operations? Give examples of the usage of each. </text:span><text:span text:style-name="T1">(i) </text:span><text:span text:style-name="T2">create a directory </text:span><text:span text:style-name="T1">(ii) </text:span><text:span text:style-name="T2">remove a directory </text:span></text:p>
      <text:p text:style-name="P10"/>
      <text:p text:style-name="P5"/>
      <text:list xml:id="list37523542" text:style-name="L3">
        <text:list-item>
          <text:p text:style-name="P8">mkdir directory1</text:p>
        </text:list-item>
        <text:list-item>
          <text:p text:style-name="P8">rmdir directory1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2(a) </text:span><text:span text:style-name="T2">Describe carefully what the following BASH script does, explaining line-by-line the meaning of all </text:span><text:soft-page-break/><text:span text:style-name="T2">BASH commands and special symbols used in the script. </text:span></text:p>
      <text:p text:style-name="P14"/>
      <text:p text:style-name="P1"><text:span text:style-name="T6">1 </text:span><text:span text:style-name="T5">#!/bin/bash </text:span></text:p>
      <text:p text:style-name="P1"><text:span text:style-name="T6">2 </text:span><text:span text:style-name="T5">if [-f “$1” ]</text:span></text:p>
      <text:p text:style-name="P1"><text:span text:style-name="T6">3 </text:span><text:span text:style-name="T5">then </text:span></text:p>
      <text:p text:style-name="P1"><text:span text:style-name="T6">4 </text:span><text:span text:style-name="T5">filename=”$1” </text:span></text:p>
      <text:p text:style-name="P1"><text:span text:style-name="T6">5 </text:span><text:span text:style-name="T5">set $(ls -il $filename) </text:span></text:p>
      <text:p text:style-name="P1"><text:span text:style-name="T6">6 </text:span><text:span text:style-name="T5">inode=”$1” </text:span></text:p>
      <text:p text:style-name="P1"><text:span text:style-name="T6">7 </text:span><text:span text:style-name="T5">size=”$6” </text:span></text:p>
      <text:p text:style-name="P1"><text:span text:style-name="T6">8 </text:span><text:span text:style-name="T5">echo “Name Inode Size” </text:span></text:p>
      <text:p text:style-name="P1"><text:span text:style-name="T6">9 </text:span><text:span text:style-name="T5">echo </text:span></text:p>
      <text:p text:style-name="P1"><text:span text:style-name="T6">10 </text:span><text:span text:style-name="T5">echo “$ filename $inode $size” </text:span></text:p>
      <text:p text:style-name="P1"><text:span text:style-name="T6">11 </text:span><text:span text:style-name="T5">exit 0 </text:span></text:p>
      <text:p text:style-name="P1"><text:span text:style-name="T6">12 </text:span><text:span text:style-name="T5">else </text:span></text:p>
      <text:p text:style-name="P1"><text:span text:style-name="T6">13 </text:span><text:span text:style-name="T5">echo “$0: argument must be an ordinary file” </text:span></text:p>
      <text:p text:style-name="P1"><text:span text:style-name="T6">14 </text:span><text:span text:style-name="T5">exit 1 </text:span></text:p>
      <text:p text:style-name="P1"><text:span text:style-name="T6">15 </text:span><text:span text:style-name="T5">fi </text:span></text:p>
      <text:p text:style-name="P9"/>
      <text:p text:style-name="P9">include the shebang line for the bash interpreter</text:p>
      <text:p text:style-name="P9">if parameter 1 is a file - $1 is parameter 1</text:p>
      <text:p text:style-name="P9">then if the statement is true</text:p>
      <text:p text:style-name="P9">the variable filename is equal to the value held in parameters 1</text:p>
      <text:p text:style-name="P9">set the filename variable to equal the list – I long</text:p>
      <text:p text:style-name="P9">parameter 1 now equals inode</text:p>
      <text:p text:style-name="P9">parameter size is equal to size</text:p>
      <text:p text:style-name="P9">print to screen the name, inode and size as text</text:p>
      <text:p text:style-name="P9">print a space</text:p>
      <text:p text:style-name="P9">print the variable filename, variable inode and variable size</text:p>
      <text:p text:style-name="P9">exit the script sucessfully as complete</text:p>
      <text:p text:style-name="P9">if parametere 1 is not a file then a the user name is printed to screen followed by the argument must be an ordinary file.</text:p>
      <text:p text:style-name="P9">Followed by exiting unsucessfully</text:p>
      <text:p text:style-name="P9">finishing the if statement.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1" svg:font-family="'Times New Roman', 'Times New Roman'" style:font-family-generic="roman"/>
    <style:font-face style:name="Calibri1" svg:font-family="Calibri, Calibri" style:font-family-generic="swiss"/>
    <style:font-face style:name="Courier New" svg:font-family="'Courier New', 'Courier New'" style:font-family-generic="swiss"/>
    <style:font-face style:name="Trebuchet MS" svg:font-family="'Trebuchet MS', 'Trebuchet MS'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5T17:42:42.12</meta:creation-date>
    <meta:editing-duration>PT2H23M27S</meta:editing-duration>
    <meta:editing-cycles>3</meta:editing-cycles>
    <meta:generator>OpenOffice.org/3.3$Win32 OpenOffice.org_project/330m20$Build-9567</meta:generator>
    <meta:initial-creator>Kyle Harrison</meta:initial-creator>
    <dc:date>2011-12-15T20:28:43.19</dc:date>
    <dc:creator>Kyle Harrison</dc:creator>
    <meta:document-statistic meta:table-count="0" meta:image-count="0" meta:object-count="0" meta:page-count="2" meta:paragraph-count="51" meta:word-count="459" meta:character-count="2437"/>
  </office:meta>
</office:document-meta>
</file>